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Arial" style:font-name-complex="Arial"/>
    </style:style>
    <style:style style:name="P2" style:parent-style-name="Textbody" style:family="paragraph">
      <style:text-properties style:font-name="Arial" style:font-name-complex="Arial"/>
    </style:style>
    <style:style style:name="P3" style:parent-style-name="Textbody" style:family="paragraph">
      <style:text-properties style:font-name="Arial" style:font-name-complex="Arial"/>
    </style:style>
    <style:style style:name="P4" style:parent-style-name="Textbody" style:family="paragraph">
      <style:text-properties style:font-name="Arial" style:font-name-complex="Arial"/>
    </style:style>
    <style:style style:name="T5" style:parent-style-name="Fuentedepárrafopredeter." style:family="text">
      <style:text-properties style:font-name="Arial" style:font-name-complex="Arial"/>
    </style:style>
    <style:style style:name="T6" style:parent-style-name="Fuentedepárrafopredeter." style:family="text">
      <style:text-properties style:font-name="Arial" style:font-name-complex="Arial"/>
    </style:style>
    <style:style style:name="T7" style:parent-style-name="Fuentedepárrafopredeter." style:family="text">
      <style:text-properties style:font-name="Arial" style:font-name-complex="Arial"/>
    </style:style>
    <style:style style:name="T8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9" style:parent-style-name="Textbody" style:family="paragraph">
      <style:text-properties style:font-name="Arial" style:font-name-complex="Arial"/>
    </style:style>
    <style:style style:name="T10" style:parent-style-name="Fuentedepárrafopredeter." style:family="text">
      <style:text-properties style:font-name="Arial" style:font-name-complex="Arial"/>
    </style:style>
    <style:style style:name="T11" style:parent-style-name="Fuentedepárrafopredeter." style:family="text">
      <style:text-properties style:font-name="Arial" style:font-name-complex="Arial"/>
    </style:style>
    <style:style style:name="T12" style:parent-style-name="Fuentedepárrafopredeter." style:family="text">
      <style:text-properties style:font-name="Arial" style:font-name-complex="Arial"/>
    </style:style>
    <style:style style:name="T13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style:font-name="Arial" style:font-name-complex="Arial"/>
    </style:style>
    <style:style style:name="T15" style:parent-style-name="Fuentedepárrafopredeter." style:family="text">
      <style:text-properties style:font-name="Arial" style:font-name-complex="Arial"/>
    </style:style>
    <style:style style:name="T16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style:font-name="Arial" style:font-name-complex="Arial"/>
    </style:style>
    <style:style style:name="P18" style:parent-style-name="Standard" style:family="paragraph">
      <style:text-properties style:font-name="Arial" style:font-name-complex="Arial"/>
    </style:style>
    <style:style style:name="P19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0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1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2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3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4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5" style:parent-style-name="Standard" style:family="paragraph">
      <style:text-properties style:font-name="Arial" style:font-name-complex="Arial" fo:font-size="10pt" style:font-size-asian="10pt" style:font-size-complex="10pt"/>
    </style:style>
    <style:style style:name="T2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30" style:parent-style-name="Standard" style:family="paragraph">
      <style:text-properties style:font-name="Arial" style:font-name-complex="Arial" fo:font-size="10pt" style:font-size-asian="10pt" style:font-size-complex="10pt"/>
    </style:style>
    <style:style style:name="P31" style:parent-style-name="Standard" style:family="paragraph">
      <style:text-properties style:font-name="Arial" style:font-name-complex="Arial" fo:font-size="10pt" style:font-size-asian="10pt" style:font-size-complex="10pt"/>
    </style:style>
    <style:style style:name="P32" style:parent-style-name="Standard" style:family="paragraph">
      <style:text-properties style:font-name="Arial" style:font-name-complex="Arial" fo:font-size="10pt" style:font-size-asian="10pt" style:font-size-complex="10pt"/>
    </style:style>
    <style:style style:name="T3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36" style:parent-style-name="Standard" style:family="paragraph">
      <style:text-properties style:font-name="Arial" style:font-name-complex="Arial" fo:font-size="10pt" style:font-size-asian="10pt" style:font-size-complex="10pt"/>
    </style:style>
    <style:style style:name="P37" style:parent-style-name="Standard" style:family="paragraph">
      <style:text-properties style:font-name="Arial" style:font-name-complex="Arial" fo:font-size="10pt" style:font-size-asian="10pt" style:font-size-complex="10pt"/>
    </style:style>
    <style:style style:name="P38" style:parent-style-name="Standard" style:family="paragraph">
      <style:text-properties style:font-name="Arial" style:font-name-complex="Arial" fo:font-size="10pt" style:font-size-asian="10pt" style:font-size-complex="10pt"/>
    </style:style>
    <style:style style:name="T3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2" style:parent-style-name="Standard" style:family="paragraph">
      <style:text-properties style:font-name="Arial" style:font-name-complex="Arial" fo:font-size="10pt" style:font-size-asian="10pt" style:font-size-complex="10pt"/>
    </style:style>
    <style:style style:name="P43" style:parent-style-name="Standard" style:family="paragraph">
      <style:text-properties style:font-name="Arial" style:font-name-complex="Arial" fo:font-size="10pt" style:font-size-asian="10pt" style:font-size-complex="10pt"/>
    </style:style>
    <style:style style:name="P44" style:parent-style-name="Standard" style:family="paragraph">
      <style:text-properties style:font-name="Arial" style:font-name-complex="Arial" fo:font-size="10pt" style:font-size-asian="10pt" style:font-size-complex="10pt"/>
    </style:style>
    <style:style style:name="T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9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50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1" style:parent-style-name="Standard" style:family="paragraph">
      <style:text-properties style:font-name="Arial" style:font-name-complex="Arial" fo:font-size="10pt" style:font-size-asian="10pt" style:font-size-complex="10pt"/>
    </style:style>
    <style:style style:name="T5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5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6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7" style:parent-style-name="Standard" style:family="paragraph">
      <style:text-properties style:font-name="Arial" style:font-name-complex="Arial" fo:font-size="10pt" style:font-size-asian="10pt" style:font-size-complex="10pt"/>
    </style:style>
    <style:style style:name="T5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1" style:parent-style-name="Standard" style:family="paragraph">
      <style:paragraph-properties fo:text-indent="0.4923in"/>
    </style:style>
    <style:style style:name="T6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63" style:parent-style-name="Standard" style:family="paragraph">
      <style:text-properties style:font-name="Arial" style:font-name-complex="Arial" fo:font-size="10pt" style:font-size-asian="10pt" style:font-size-complex="10pt"/>
    </style:style>
    <style:style style:name="T6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8" style:parent-style-name="Standard" style:family="paragraph">
      <style:paragraph-properties fo:text-indent="0.4923in"/>
    </style:style>
    <style:style style:name="T6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70" style:parent-style-name="Standard" style:family="paragraph">
      <style:text-properties style:font-name="Arial" style:font-name-complex="Arial" fo:font-size="10pt" style:font-size-asian="10pt" style:font-size-complex="10pt"/>
    </style:style>
    <style:style style:name="T7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75" style:parent-style-name="Standard" style:family="paragraph">
      <style:paragraph-properties fo:text-indent="0.4923in"/>
    </style:style>
    <style:style style:name="T7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77" style:parent-style-name="Standard" style:family="paragraph">
      <style:text-properties style:font-name="Arial" style:font-name-complex="Arial" fo:font-size="10pt" style:font-size-asian="10pt" style:font-size-complex="10pt"/>
    </style:style>
    <style:style style:name="P78" style:parent-style-name="Standard" style:family="paragraph">
      <style:text-properties style:font-name="Arial" style:font-name-complex="Arial" fo:font-size="10pt" style:font-size-asian="10pt" style:font-size-complex="10pt"/>
    </style:style>
    <style:style style:name="P79" style:parent-style-name="Standard" style:family="paragraph">
      <style:text-properties style:font-name="Arial" style:font-name-complex="Arial" fo:font-size="10pt" style:font-size-asian="10pt" style:font-size-complex="10pt"/>
    </style:style>
    <style:style style:name="P80" style:parent-style-name="Standard" style:family="paragraph">
      <style:text-properties style:font-name="Arial" style:font-name-complex="Arial" fo:font-size="10pt" style:font-size-asian="10pt" style:font-size-complex="10pt"/>
    </style:style>
    <style:style style:name="T8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84" style:parent-style-name="Standard" style:family="paragraph">
      <style:text-properties style:font-name="Arial" style:font-name-complex="Arial" fo:font-size="10pt" style:font-size-asian="10pt" style:font-size-complex="10pt"/>
    </style:style>
    <style:style style:name="P85" style:parent-style-name="Standard" style:family="paragraph">
      <style:text-properties style:font-name="Arial" style:font-name-complex="Arial" fo:font-size="10pt" style:font-size-asian="10pt" style:font-size-complex="10pt"/>
    </style:style>
    <style:style style:name="P86" style:parent-style-name="Standard" style:family="paragraph">
      <style:text-properties style:font-name="Arial" style:font-name-complex="Arial" fo:font-size="10pt" style:font-size-asian="10pt" style:font-size-complex="10pt"/>
    </style:style>
    <style:style style:name="T8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95" style:parent-style-name="Standard" style:family="paragraph">
      <style:text-properties style:font-name="Arial" style:font-name-complex="Arial" fo:font-size="10pt" style:font-size-asian="10pt" style:font-size-complex="10pt"/>
    </style:style>
    <style:style style:name="P96" style:parent-style-name="Standard" style:family="paragraph">
      <style:text-properties style:font-name="Arial" style:font-name-complex="Arial" fo:font-size="10pt" style:font-size-asian="10pt" style:font-size-complex="10pt"/>
    </style:style>
    <style:style style:name="P97" style:parent-style-name="Standard" style:family="paragraph">
      <style:text-properties style:font-name="Arial" style:font-name-complex="Arial" fo:font-size="10pt" style:font-size-asian="10pt" style:font-size-complex="10pt"/>
    </style:style>
    <style:style style:name="T9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02" style:parent-style-name="Standard" style:family="paragraph">
      <style:text-properties style:font-name="Arial" style:font-name-complex="Arial" fo:font-size="10pt" style:font-size-asian="10pt" style:font-size-complex="10pt"/>
    </style:style>
    <style:style style:name="P103" style:parent-style-name="Standard" style:family="paragraph">
      <style:text-properties style:font-name="Arial" style:font-name-complex="Arial" fo:font-size="10pt" style:font-size-asian="10pt" style:font-size-complex="10pt"/>
    </style:style>
    <style:style style:name="P104" style:parent-style-name="Standard" style:family="paragraph">
      <style:text-properties style:font-name="Arial" style:font-name-complex="Arial" fo:font-size="10pt" style:font-size-asian="10pt" style:font-size-complex="10pt"/>
    </style:style>
    <style:style style:name="T10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08" style:parent-style-name="Standard" style:family="paragraph">
      <style:text-properties style:font-name="Arial" style:font-name-complex="Arial" fo:font-size="10pt" style:font-size-asian="10pt" style:font-size-complex="10pt"/>
    </style:style>
    <style:style style:name="P109" style:parent-style-name="Standard" style:family="paragraph">
      <style:text-properties style:font-name="Arial" style:font-name-complex="Arial" fo:font-size="10pt" style:font-size-asian="10pt" style:font-size-complex="10pt"/>
    </style:style>
    <style:style style:name="P110" style:parent-style-name="Standard" style:family="paragraph">
      <style:text-properties style:font-name="Arial" style:font-name-complex="Arial" fo:font-size="10pt" style:font-size-asian="10pt" style:font-size-complex="10pt"/>
    </style:style>
    <style:style style:name="T11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1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1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1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1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</office:automatic-styles>
  <office:body>
    <office:text text:use-soft-page-breaks="true">
      <text:p text:style-name="P1">U7A1 (copias y atributos)</text:p>
      <text:p text:style-name="P2">Nombre:<text:s/>Emiliano Montesdeoca del Puerto</text:p>
      <text:p text:style-name="P3"><text:tab/><text:tab/><text:tab/><text:s text:c="14"/>C:\</text:p>
      <text:p text:style-name="P4"><text:s text:c="49"/>∕</text:p>
      <text:p text:style-name="Textbody"><text:span text:style-name="T5"><text:tab/></text:span><text:span text:style-name="T6"><text:tab/></text:span><text:span text:style-name="T7"><text:tab/><text:s text:c="5"/></text:span><text:span text:style-name="T8">Comandos</text:span></text:p>
      <text:p text:style-name="P9"><text:s/><text:tab/><text:tab/><text:tab/><text:s text:c="6"/>∕<text:tab/><text:s text:c="12"/>\</text:p>
      <text:p text:style-name="Textbody"><text:span text:style-name="T10"><text:s/></text:span><text:span text:style-name="T11"><text:tab/></text:span><text:span text:style-name="T12"><text:tab/><text:s text:c="4"/></text:span><text:span text:style-name="T13">Prácticas</text:span><text:span text:style-name="T14"><text:tab/><text:s/></text:span><text:span text:style-name="T15"><text:tab/></text:span><text:span text:style-name="T16">Teoría</text:span></text:p>
      <text:p text:style-name="P17"><text:tab/><text:tab/><text:tab/><text:tab/><text:tab/><text:s text:c="3"/>ayuda.txt.</text:p>
      <text:p text:style-name="P18"/>
      <text:p text:style-name="P19">1.- Crear la estructura anterior</text:p>
      <text:p text:style-name="P20"/>
      <text:p text:style-name="P21">C:\&gt;mkdir Comandos\Practicas Comandos\Teoría</text:p>
      <text:p text:style-name="P22">C:\&gt;copy con Comandos\Teoría\ayuda.txt</text:p>
      <text:p text:style-name="P23"/>
      <text:p text:style-name="P24">2.- <text:s/>Añade el atributo de sólo lectura al fichero ayuda.txt</text:p>
      <text:p text:style-name="P25"/>
      <text:p text:style-name="Standard"><text:span text:style-name="T26"><text:tab/></text:span><text:a xlink:href="file:///C:/" office:target-frame-name="_top" xlink:show="replace"><text:span text:style-name="T27">C:\</text:span></text:a><text:span text:style-name="T28"><text:s/>Comandos \Prácticas&gt;attrib \C</text:span><text:span text:style-name="T29">omandos\Teoria\ayuda.txt +r</text:span></text:p>
      <text:p text:style-name="P30"><text:tab/></text:p>
      <text:p text:style-name="P31">3.-Copia el fichero ayuda.txt en el directorio Prácticas con el nombre help.txt.</text:p>
      <text:p text:style-name="P32"/>
      <text:p text:style-name="Standard"><text:span text:style-name="T33"><text:tab/></text:span><text:a xlink:href="file:///C:/" office:target-frame-name="_top" xlink:show="replace"><text:span text:style-name="T34">C:\</text:span></text:a><text:span text:style-name="T35">&gt;copy \Comandos\Teoría\ayuda.txt \Comandos\Practicas\help.txt</text:span></text:p>
      <text:p text:style-name="P36"/>
      <text:p text:style-name="P37">4.- Visualizar los atributos del fichero<text:s/>help.txt.</text:p>
      <text:p text:style-name="P38"/>
      <text:p text:style-name="Standard"><text:span text:style-name="T39"><text:tab/></text:span><text:a xlink:href="file:///C:/" office:target-frame-name="_top" xlink:show="replace"><text:span text:style-name="T40">C:\</text:span></text:a><text:span text:style-name="T41"><text:s/>Comandos \Prácticas&gt;attrib help.txt</text:span></text:p>
      <text:p text:style-name="P42"/>
      <text:p text:style-name="P43">5.- Copia el fichero ayuda.txt en el directorio Prácticas con el nombre help1.txt.( manteniendo el atributo del fichero origen).</text:p>
      <text:p text:style-name="P44"/>
      <text:p text:style-name="Standard"><text:span text:style-name="T45"><text:tab/></text:span><text:a xlink:href="file:///C:/" office:target-frame-name="_top" xlink:show="replace"><text:span text:style-name="T46">C:\</text:span></text:a><text:span text:style-name="T47"><text:s/>Comandos</text:span><text:span text:style-name="T48"><text:s/>\Prácticas&gt;xcopy \Comandos\Teoria\ayuda.txt \Comandos\Practica\help1.txt /K</text:span></text:p>
      <text:p text:style-name="P49"/>
      <text:p text:style-name="P50">6.- Crea los directorios copia1, copia2 y copia3, al mismo nivel de comandos</text:p>
      <text:p text:style-name="P51"/>
      <text:p text:style-name="Standard"><text:span text:style-name="T52"><text:tab/></text:span><text:a xlink:href="file:///C:/" office:target-frame-name="_top" xlink:show="replace"><text:span text:style-name="T53">C:\</text:span></text:a><text:span text:style-name="T54">&gt;mkdir copia1 copia2 copia3</text:span></text:p>
      <text:p text:style-name="P55"/>
      <text:p text:style-name="P56">7.-Ejecuta<text:s/>las siguientes órdenes<text:s/>e indica que sucede con cada una de ellas:</text:p>
      <text:p text:style-name="P57"/>
      <text:p text:style-name="Standard"><text:span text:style-name="T58"><text:tab/></text:span><text:a xlink:href="file:///C:/" office:target-frame-name="_top" xlink:show="replace"><text:span text:style-name="T59">C:\</text:span></text:a><text:span text:style-name="T60">&gt;xcopy comandos copia1:<text:s/></text:span></text:p>
      <text:p text:style-name="P61"><text:span text:style-name="T62">No copia nada</text:span></text:p>
      <text:p text:style-name="P63"/>
      <text:p text:style-name="Standard"><text:span text:style-name="T64"><text:tab/></text:span><text:a xlink:href="file:///C:/" office:target-frame-name="_top" xlink:show="replace"><text:span text:style-name="T65">C:\</text:span></text:a><text:span text:style-name="T66">&gt; xcopy comandos copia2 <text:s/>/s</text:span><text:span text:style-name="T67"><text:s/></text:span></text:p>
      <text:p text:style-name="P68"><text:span text:style-name="T69">Copia todos los directorios y subdirectorios excepto los vacíos</text:span></text:p>
      <text:p text:style-name="P70"/>
      <text:p text:style-name="Standard"><text:span text:style-name="T71"><text:tab/></text:span><text:a xlink:href="file:///C:/" office:target-frame-name="_top" xlink:show="replace"><text:span text:style-name="T72">C:\</text:span></text:a><text:span text:style-name="T73">&gt; xcopy comandos copia3 <text:s/>/e</text:span><text:span text:style-name="T74"><text:s/></text:span></text:p>
      <text:p text:style-name="P75"><text:span text:style-name="T76">Copia todos los directorios y subdirectorios incluido los vacíos</text:span></text:p>
      <text:p text:style-name="P77"/>
      <text:p text:style-name="P78"/>
      <text:p text:style-name="P79">8.- Colocar al<text:s/>fichero help.txt el atributo de oculto</text:p>
      <text:p text:style-name="P80"/>
      <text:p text:style-name="Standard"><text:span text:style-name="T81"><text:tab/><text:s/></text:span><text:a xlink:href="file:///C:/" office:target-frame-name="_top" xlink:show="replace"><text:span text:style-name="T82">C:\</text:span></text:a><text:span text:style-name="T83">&gt; attrib \Comandos\Practica\help.txt +h</text:span></text:p>
      <text:p text:style-name="P84"/>
      <text:p text:style-name="P85">9,- Copia el fichero help,txt en el directorio copia1.</text:p>
      <text:p text:style-name="P86"/>
      <text:p text:style-name="Standard"><text:span text:style-name="T87"><text:tab/><text:s/></text:span><text:a xlink:href="file:///C:/" office:target-frame-name="_top" xlink:show="replace"><text:span text:style-name="T88">C:\</text:span></text:a><text:span text:style-name="T89">&gt;</text:span><text:span text:style-name="T90">x</text:span><text:span text:style-name="T91">cop</text:span><text:span text:style-name="T92">y \Comandos\Practicas\help.txt<text:s/></text:span><text:span text:style-name="T93">copia1</text:span><text:span text:style-name="T94"><text:s/>/H</text:span></text:p>
      <text:p text:style-name="P95"/>
      <text:soft-page-break/>
      <text:p text:style-name="P96">10.-<text:s/>Visualiza <text:s/>las entradas <text:s/>del directorio copia1 cuyos atributos sean R</text:p>
      <text:p text:style-name="P97"/>
      <text:p text:style-name="Standard"><text:span text:style-name="T98"><text:tab/></text:span><text:a xlink:href="file:///C:/" office:target-frame-name="_top" xlink:show="replace"><text:span text:style-name="T99">C:\</text:span></text:a><text:span text:style-name="T100">&gt;</text:span><text:span text:style-name="T101">dir copia1 /A /R</text:span></text:p>
      <text:p text:style-name="P102"/>
      <text:p text:style-name="P103">11.-Crear en la unidad E: el directorio \Prueba</text:p>
      <text:p text:style-name="P104"/>
      <text:p text:style-name="Standard"><text:span text:style-name="T105"><text:tab/></text:span><text:a xlink:href="file:///C:/" office:target-frame-name="_top" xlink:show="replace"><text:span text:style-name="T106">C:\</text:span></text:a><text:span text:style-name="T107">&gt;mkdir E:\Prueba</text:span></text:p>
      <text:p text:style-name="P108"/>
      <text:p text:style-name="P109">12.-Copia todos los ficheros del directorio Prácticas <text:s/>que tengan extensión .txt, en el directorio \Prueba de E: dejándolos con extensión .tex</text:p>
      <text:p text:style-name="P110"/>
      <text:p text:style-name="Standard"><text:span text:style-name="T111"><text:tab/></text:span><text:span text:style-name="T112">E:\Prueba&gt;</text:span><text:span text:style-name="T113"><text:s/>xcopy C:\</text:span><text:span text:style-name="T114">Comandos\</text:span><text:span text:style-name="T115">Practicas\*.txt *.tex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iliano Montesdeoca del Puerto</dc:creator>
    <meta:creation-date>2016-12-01T21:34:00Z</meta:creation-date>
    <dc:date>2016-12-13T08:28:00Z</dc:date>
    <meta:template xlink:href="Normal.dotm" xlink:type="simple"/>
    <meta:editing-cycles>6</meta:editing-cycles>
    <meta:editing-duration>PT2700S</meta:editing-duration>
    <meta:document-statistic meta:page-count="2" meta:paragraph-count="4" meta:word-count="354" meta:character-count="2297" meta:row-count="16" meta:non-whitespace-character-count="1947"/>
  </office:meta>
</office:document-meta>
</file>